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82mm"/>
    </style:style>
    <style:style style:name="co2" style:family="table-column">
      <style:table-column-properties fo:break-before="auto" style:column-width="36.41mm"/>
    </style:style>
    <style:style style:name="co3" style:family="table-column">
      <style:table-column-properties fo:break-before="auto" style:column-width="24.55mm"/>
    </style:style>
    <style:style style:name="co4" style:family="table-column">
      <style:table-column-properties fo:break-before="auto" style:column-width="21.04mm"/>
    </style:style>
    <style:style style:name="co5" style:family="table-column">
      <style:table-column-properties fo:break-before="auto" style:column-width="34.27mm"/>
    </style:style>
    <style:style style:name="co6" style:family="table-column">
      <style:table-column-properties fo:break-before="auto" style:column-width="39.14mm"/>
    </style:style>
    <style:style style:name="co7" style:family="table-column">
      <style:table-column-properties fo:break-before="auto" style:column-width="37.9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US">
      <number:number number:decimal-places="2" loext:min-decimal-places="2"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 style:data-style-name="N1000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002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0002"/>
    <style:style style:name="ce13" style:family="table-cell" style:parent-style-name="Default" style:data-style-name="N10002">
      <style:table-cell-properties fo:border="0.06pt solid #000000"/>
    </style:style>
    <style:style style:name="ce14" style:family="table-cell" style:parent-style-name="Default" style:data-style-name="N10002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1012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0121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0121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121">
      <style:table-cell-properties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10121">
      <style:table-cell-properties fo:border="0.06pt solid #000000"/>
    </style:style>
    <style:style style:name="ce20" style:family="table-cell" style:parent-style-name="Default" style:data-style-name="N10011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 style:data-style-name="N10002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7"/>
        <table:table-column table:style-name="co3" table:default-cell-style-name="ce17"/>
        <table:table-column table:style-name="co4" table:default-cell-style-name="ce20"/>
        <table:table-column table:style-name="co5" table:default-cell-style-name="ce12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5"/>
        <table:table-column table:style-name="co6" table:default-cell-style-name="ce12"/>
        <table:table-column table:style-name="co7" table:default-cell-style-name="ce5"/>
        <table:table-column table:style-name="co6" table:number-columns-repeated="2" table:default-cell-style-name="ce5"/>
        <table:table-column table:style-name="co8" table:default-cell-style-name="Default"/>
        <table:table-column table:style-name="co8" table:default-cell-style-name="ce12"/>
        <table:table-column table:style-name="co8" table:number-columns-repeated="4" table:default-cell-style-name="Default"/>
        <table:table-row table:style-name="ro1">
          <table:table-cell table:style-name="ce1"/>
          <table:table-cell table:style-name="ce9" office:value-type="string" calcext:value-type="string" table:number-columns-spanned="4" table:number-rows-spanned="1">
            <text:p>formula</text:p>
          </table:table-cell>
          <table:covered-table-cell table:number-columns-repeated="3" table:style-name="ce5"/>
          <table:table-cell table:style-name="ce9" office:value-type="string" calcext:value-type="string" table:number-columns-spanned="4" table:number-rows-spanned="1">
            <text:p>expected behavior</text:p>
          </table:table-cell>
          <table:covered-table-cell table:number-columns-repeated="2" table:style-name="ce5"/>
          <table:covered-table-cell/>
          <table:table-cell table:style-name="ce9" office:value-type="string" calcext:value-type="string" table:number-columns-spanned="4" table:number-rows-spanned="1">
            <text:p>error</text:p>
          </table:table-cell>
          <table:covered-table-cell table:number-columns-repeated="3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table:style-name="ce10" office:value-type="string" calcext:value-type="string">
            <text:p>convergence point</text:p>
          </table:table-cell>
          <table:table-cell table:style-name="ce10" office:value-type="string" calcext:value-type="string">
            <text:p>settling time</text:p>
          </table:table-cell>
          <table:table-cell table:style-name="ce10" office:value-type="string" calcext:value-type="string">
            <text:p>overshoot</text:p>
          </table:table-cell>
          <table:table-cell table:style-name="ce10" office:value-type="string" calcext:value-type="string">
            <text:p>steady-state error</text:p>
          </table:table-cell>
          <table:table-cell table:style-name="ce10" office:value-type="string" calcext:value-type="string">
            <text:p>convergence point</text:p>
          </table:table-cell>
          <table:table-cell table:style-name="ce10" office:value-type="string" calcext:value-type="string">
            <text:p>settling time</text:p>
          </table:table-cell>
          <table:table-cell table:style-name="ce10" office:value-type="string" calcext:value-type="string">
            <text:p>overshoot</text:p>
          </table:table-cell>
          <table:table-cell table:style-name="ce10" office:value-type="string" calcext:value-type="string">
            <text:p>steady-state error</text:p>
          </table:table-cell>
          <table:table-cell table:style-name="ce10" office:value-type="string" calcext:value-type="string">
            <text:p>convergence point</text:p>
          </table:table-cell>
          <table:table-cell table:style-name="ce10" office:value-type="string" calcext:value-type="string">
            <text:p>settling time</text:p>
          </table:table-cell>
          <table:table-cell table:style-name="ce10" office:value-type="string" calcext:value-type="string">
            <text:p>overshoot</text:p>
          </table:table-cell>
          <table:table-cell table:style-name="ce10" office:value-type="string" calcext:value-type="string">
            <text:p>steady-state error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0.8" calcext:value-type="float">
            <text:p>0.8000</text:p>
          </table:table-cell>
          <table:table-cell office:value-type="float" office:value="2.14" calcext:value-type="float">
            <text:p>2.1400</text:p>
          </table:table-cell>
          <table:table-cell table:style-name="ce17" office:value-type="float" office:value="-0.0494" calcext:value-type="float">
            <text:p>-0.0494</text:p>
          </table:table-cell>
          <table:table-cell table:style-name="ce17" office:value-type="float" office:value="0.113" calcext:value-type="float">
            <text:p>0.1130</text:p>
          </table:table-cell>
          <table:table-cell office:value-type="float" office:value="0.81" calcext:value-type="float">
            <text:p>0.8100</text:p>
          </table:table-cell>
          <table:table-cell office:value-type="float" office:value="2.06" calcext:value-type="float">
            <text:p>2.0600</text:p>
          </table:table-cell>
          <table:table-cell office:value-type="float" office:value="-0.0506" calcext:value-type="float">
            <text:p>-0.0506</text:p>
          </table:table-cell>
          <table:table-cell table:style-name="ce17" office:value-type="float" office:value="0.1048" calcext:value-type="float">
            <text:p>0.1048</text:p>
          </table:table-cell>
          <table:table-cell table:style-name="ce5" table:formula="of:=([.F3]-[.B3])/[.F3]" office:value-type="float" office:value="0.0123456790123457" calcext:value-type="float">
            <text:p>0.0123</text:p>
          </table:table-cell>
          <table:table-cell table:formula="of:=([.G3]-[.C3])/[.G3]" office:value-type="float" office:value="-0.0388349514563107" calcext:value-type="float">
            <text:p>-0.0388</text:p>
          </table:table-cell>
          <table:table-cell table:formula="of:=([.H3]-[.D3])/[.H3]" office:value-type="float" office:value="0.0237154150197628" calcext:value-type="float">
            <text:p>0.0237</text:p>
          </table:table-cell>
          <table:table-cell table:formula="of:=([.I3]-[.E3])/[.I3]" office:value-type="float" office:value="-0.0782442748091603" calcext:value-type="float">
            <text:p>-0.0782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0.8" calcext:value-type="float">
            <text:p>0.8000</text:p>
          </table:table-cell>
          <table:table-cell office:value-type="float" office:value="1.82" calcext:value-type="float">
            <text:p>1.8200</text:p>
          </table:table-cell>
          <table:table-cell table:style-name="ce17" office:value-type="float" office:value="-0.0502" calcext:value-type="float">
            <text:p>-0.0502</text:p>
          </table:table-cell>
          <table:table-cell table:style-name="ce17" office:value-type="float" office:value="0.1093" calcext:value-type="float">
            <text:p>0.1093</text:p>
          </table:table-cell>
          <table:table-cell office:value-type="float" office:value="0.79" calcext:value-type="float">
            <text:p>0.7900</text:p>
          </table:table-cell>
          <table:table-cell office:value-type="float" office:value="1.93" calcext:value-type="float">
            <text:p>1.9300</text:p>
          </table:table-cell>
          <table:table-cell office:value-type="float" office:value="-0.0515" calcext:value-type="float">
            <text:p>-0.0515</text:p>
          </table:table-cell>
          <table:table-cell office:value-type="float" office:value="0.0825" calcext:value-type="float">
            <text:p>0.0825</text:p>
          </table:table-cell>
          <table:table-cell table:style-name="ce5" table:formula="of:=([.F4]-[.B4])/[.F4]" office:value-type="float" office:value="-0.0126582278481013" calcext:value-type="float">
            <text:p>-0.0127</text:p>
          </table:table-cell>
          <table:table-cell table:formula="of:=([.G4]-[.C4])/[.G4]" office:value-type="float" office:value="0.0569948186528498" calcext:value-type="float">
            <text:p>0.0570</text:p>
          </table:table-cell>
          <table:table-cell table:formula="of:=([.H4]-[.D4])/[.H4]" office:value-type="float" office:value="0.025242718446602" calcext:value-type="float">
            <text:p>0.0252</text:p>
          </table:table-cell>
          <table:table-cell table:formula="of:=([.I4]-[.E4])/[.I4]" office:value-type="float" office:value="-0.324848484848485" calcext:value-type="float">
            <text:p>-0.324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0.79" calcext:value-type="float">
            <text:p>0.7900</text:p>
          </table:table-cell>
          <table:table-cell office:value-type="float" office:value="1.76" calcext:value-type="float">
            <text:p>1.7600</text:p>
          </table:table-cell>
          <table:table-cell table:style-name="ce17" office:value-type="float" office:value="-0.0506" calcext:value-type="float">
            <text:p>-0.0506</text:p>
          </table:table-cell>
          <table:table-cell table:style-name="ce17" office:value-type="float" office:value="0.1258" calcext:value-type="float">
            <text:p>0.1258</text:p>
          </table:table-cell>
          <table:table-cell office:value-type="float" office:value="0.82" calcext:value-type="float">
            <text:p>0.8200</text:p>
          </table:table-cell>
          <table:table-cell office:value-type="float" office:value="1.96" calcext:value-type="float">
            <text:p>1.9600</text:p>
          </table:table-cell>
          <table:table-cell office:value-type="float" office:value="-0.0503" calcext:value-type="float">
            <text:p>-0.0503</text:p>
          </table:table-cell>
          <table:table-cell office:value-type="float" office:value="0.0943" calcext:value-type="float">
            <text:p>0.0943</text:p>
          </table:table-cell>
          <table:table-cell table:style-name="ce5" table:formula="of:=([.F5]-[.B5])/[.F5]" office:value-type="float" office:value="0.0365853658536586" calcext:value-type="float">
            <text:p>0.0366</text:p>
          </table:table-cell>
          <table:table-cell table:formula="of:=([.G5]-[.C5])/[.G5]" office:value-type="float" office:value="0.102040816326531" calcext:value-type="float">
            <text:p>0.1020</text:p>
          </table:table-cell>
          <table:table-cell table:formula="of:=([.H5]-[.D5])/[.H5]" office:value-type="float" office:value="-0.00596421471172952" calcext:value-type="float">
            <text:p>-0.0060</text:p>
          </table:table-cell>
          <table:table-cell table:formula="of:=([.I5]-[.E5])/[.I5]" office:value-type="float" office:value="-0.334040296924708" calcext:value-type="float">
            <text:p>-0.3340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0.84" calcext:value-type="float">
            <text:p>0.8400</text:p>
          </table:table-cell>
          <table:table-cell office:value-type="float" office:value="1.91" calcext:value-type="float">
            <text:p>1.9100</text:p>
          </table:table-cell>
          <table:table-cell table:style-name="ce17" office:value-type="float" office:value="-0.0504" calcext:value-type="float">
            <text:p>-0.0504</text:p>
          </table:table-cell>
          <table:table-cell table:style-name="ce17" office:value-type="float" office:value="0.0674" calcext:value-type="float">
            <text:p>0.0674</text:p>
          </table:table-cell>
          <table:table-cell office:value-type="float" office:value="0.83" calcext:value-type="float">
            <text:p>0.8300</text:p>
          </table:table-cell>
          <table:table-cell office:value-type="float" office:value="2.15" calcext:value-type="float">
            <text:p>2.1500</text:p>
          </table:table-cell>
          <table:table-cell office:value-type="float" office:value="-0.0507" calcext:value-type="float">
            <text:p>-0.0507</text:p>
          </table:table-cell>
          <table:table-cell office:value-type="float" office:value="0.0974" calcext:value-type="float">
            <text:p>0.0974</text:p>
          </table:table-cell>
          <table:table-cell table:style-name="ce5" table:formula="of:=([.F6]-[.B6])/[.F6]" office:value-type="float" office:value="-0.0120481927710842" calcext:value-type="float">
            <text:p>-0.0120</text:p>
          </table:table-cell>
          <table:table-cell table:formula="of:=([.G6]-[.C6])/[.G6]" office:value-type="float" office:value="0.111627906976744" calcext:value-type="float">
            <text:p>0.1116</text:p>
          </table:table-cell>
          <table:table-cell table:formula="of:=([.H6]-[.D6])/[.H6]" office:value-type="float" office:value="0.00591715976331364" calcext:value-type="float">
            <text:p>0.0059</text:p>
          </table:table-cell>
          <table:table-cell table:formula="of:=([.I6]-[.E6])/[.I6]" office:value-type="float" office:value="0.308008213552361" calcext:value-type="float">
            <text:p>0.3080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float" office:value="0.8" calcext:value-type="float">
            <text:p>0.8000</text:p>
          </table:table-cell>
          <table:table-cell office:value-type="float" office:value="1.74" calcext:value-type="float">
            <text:p>1.7400</text:p>
          </table:table-cell>
          <table:table-cell table:style-name="ce17" office:value-type="float" office:value="-0.0497" calcext:value-type="float">
            <text:p>-0.0497</text:p>
          </table:table-cell>
          <table:table-cell table:style-name="ce17" office:value-type="float" office:value="0.1058" calcext:value-type="float">
            <text:p>0.1058</text:p>
          </table:table-cell>
          <table:table-cell office:value-type="float" office:value="0.8" calcext:value-type="float">
            <text:p>0.8000</text:p>
          </table:table-cell>
          <table:table-cell office:value-type="float" office:value="1.92" calcext:value-type="float">
            <text:p>1.9200</text:p>
          </table:table-cell>
          <table:table-cell office:value-type="float" office:value="-0.0515" calcext:value-type="float">
            <text:p>-0.0515</text:p>
          </table:table-cell>
          <table:table-cell office:value-type="float" office:value="0.1107" calcext:value-type="float">
            <text:p>0.1107</text:p>
          </table:table-cell>
          <table:table-cell table:style-name="ce5" table:formula="of:=([.F7]-[.B7])/[.F7]" office:value-type="float" office:value="0" calcext:value-type="float">
            <text:p>0.0000</text:p>
          </table:table-cell>
          <table:table-cell table:formula="of:=([.G7]-[.C7])/[.G7]" office:value-type="float" office:value="0.09375" calcext:value-type="float">
            <text:p>0.0938</text:p>
          </table:table-cell>
          <table:table-cell table:formula="of:=([.H7]-[.D7])/[.H7]" office:value-type="float" office:value="0.0349514563106797" calcext:value-type="float">
            <text:p>0.0350</text:p>
          </table:table-cell>
          <table:table-cell table:formula="of:=([.I7]-[.E7])/[.I7]" office:value-type="float" office:value="0.0442637759710931" calcext:value-type="float">
            <text:p>0.0443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float" office:value="0.84" calcext:value-type="float">
            <text:p>0.8400</text:p>
          </table:table-cell>
          <table:table-cell office:value-type="float" office:value="3.28" calcext:value-type="float">
            <text:p>3.2800</text:p>
          </table:table-cell>
          <table:table-cell table:style-name="ce17" office:value-type="float" office:value="-0.0409" calcext:value-type="float">
            <text:p>-0.0409</text:p>
          </table:table-cell>
          <table:table-cell table:style-name="ce17" office:value-type="float" office:value="0.0698" calcext:value-type="float">
            <text:p>0.0698</text:p>
          </table:table-cell>
          <table:table-cell office:value-type="float" office:value="0.83" calcext:value-type="float">
            <text:p>0.8300</text:p>
          </table:table-cell>
          <table:table-cell office:value-type="float" office:value="3.93" calcext:value-type="float">
            <text:p>3.9300</text:p>
          </table:table-cell>
          <table:table-cell office:value-type="float" office:value="-0.0485" calcext:value-type="float">
            <text:p>-0.0485</text:p>
          </table:table-cell>
          <table:table-cell office:value-type="float" office:value="0.1048" calcext:value-type="float">
            <text:p>0.1048</text:p>
          </table:table-cell>
          <table:table-cell table:style-name="ce5" table:formula="of:=([.F8]-[.B8])/[.F8]" office:value-type="float" office:value="-0.0120481927710842" calcext:value-type="float">
            <text:p>-0.0120</text:p>
          </table:table-cell>
          <table:table-cell table:formula="of:=([.G8]-[.C8])/[.G8]" office:value-type="float" office:value="0.165394402035623" calcext:value-type="float">
            <text:p>0.1654</text:p>
          </table:table-cell>
          <table:table-cell table:formula="of:=([.H8]-[.D8])/[.H8]" office:value-type="float" office:value="0.156701030927835" calcext:value-type="float">
            <text:p>0.1567</text:p>
          </table:table-cell>
          <table:table-cell table:formula="of:=([.I8]-[.E8])/[.I8]" office:value-type="float" office:value="0.333969465648855" calcext:value-type="float">
            <text:p>0.3340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0.84" calcext:value-type="float">
            <text:p>0.8400</text:p>
          </table:table-cell>
          <table:table-cell office:value-type="float" office:value="1.95" calcext:value-type="float">
            <text:p>1.9500</text:p>
          </table:table-cell>
          <table:table-cell table:style-name="ce17" office:value-type="float" office:value="-0.0495" calcext:value-type="float">
            <text:p>-0.0495</text:p>
          </table:table-cell>
          <table:table-cell table:style-name="ce17" office:value-type="float" office:value="0.0662" calcext:value-type="float">
            <text:p>0.0662</text:p>
          </table:table-cell>
          <table:table-cell office:value-type="float" office:value="0.84" calcext:value-type="float">
            <text:p>0.8400</text:p>
          </table:table-cell>
          <table:table-cell office:value-type="float" office:value="2.42" calcext:value-type="float">
            <text:p>2.4200</text:p>
          </table:table-cell>
          <table:table-cell office:value-type="float" office:value="-0.0504" calcext:value-type="float">
            <text:p>-0.0504</text:p>
          </table:table-cell>
          <table:table-cell office:value-type="float" office:value="0.0982" calcext:value-type="float">
            <text:p>0.0982</text:p>
          </table:table-cell>
          <table:table-cell table:style-name="ce5" table:formula="of:=([.F9]-[.B9])/[.F9]" office:value-type="float" office:value="0" calcext:value-type="float">
            <text:p>0.0000</text:p>
          </table:table-cell>
          <table:table-cell table:formula="of:=([.G9]-[.C9])/[.G9]" office:value-type="float" office:value="0.194214876033058" calcext:value-type="float">
            <text:p>0.1942</text:p>
          </table:table-cell>
          <table:table-cell table:formula="of:=([.H9]-[.D9])/[.H9]" office:value-type="float" office:value="0.0178571428571428" calcext:value-type="float">
            <text:p>0.0179</text:p>
          </table:table-cell>
          <table:table-cell table:formula="of:=([.I9]-[.E9])/[.I9]" office:value-type="float" office:value="0.325865580448065" calcext:value-type="float">
            <text:p>0.3259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float" office:value="0.84" calcext:value-type="float">
            <text:p>0.8400</text:p>
          </table:table-cell>
          <table:table-cell office:value-type="float" office:value="1.96" calcext:value-type="float">
            <text:p>1.9600</text:p>
          </table:table-cell>
          <table:table-cell table:style-name="ce17" office:value-type="float" office:value="-0.0505" calcext:value-type="float">
            <text:p>-0.0505</text:p>
          </table:table-cell>
          <table:table-cell table:style-name="ce17" office:value-type="float" office:value="0.07" calcext:value-type="float">
            <text:p>0.0700</text:p>
          </table:table-cell>
          <table:table-cell office:value-type="float" office:value="0.83" calcext:value-type="float">
            <text:p>0.8300</text:p>
          </table:table-cell>
          <table:table-cell office:value-type="float" office:value="2.62" calcext:value-type="float">
            <text:p>2.6200</text:p>
          </table:table-cell>
          <table:table-cell office:value-type="float" office:value="-0.047" calcext:value-type="float">
            <text:p>-0.0470</text:p>
          </table:table-cell>
          <table:table-cell office:value-type="float" office:value="0.0974" calcext:value-type="float">
            <text:p>0.0974</text:p>
          </table:table-cell>
          <table:table-cell table:style-name="ce5" table:formula="of:=([.F10]-[.B10])/[.F10]" office:value-type="float" office:value="-0.0120481927710842" calcext:value-type="float">
            <text:p>-0.0120</text:p>
          </table:table-cell>
          <table:table-cell table:formula="of:=([.G10]-[.C10])/[.G10]" office:value-type="float" office:value="0.251908396946565" calcext:value-type="float">
            <text:p>0.2519</text:p>
          </table:table-cell>
          <table:table-cell table:formula="of:=([.H10]-[.D10])/[.H10]" office:value-type="float" office:value="-0.074468085106383" calcext:value-type="float">
            <text:p>-0.0745</text:p>
          </table:table-cell>
          <table:table-cell table:formula="of:=([.I10]-[.E10])/[.I10]" office:value-type="float" office:value="0.281314168377823" calcext:value-type="float">
            <text:p>0.2813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float" office:value="0.8" calcext:value-type="float">
            <text:p>0.8000</text:p>
          </table:table-cell>
          <table:table-cell office:value-type="float" office:value="2.02" calcext:value-type="float">
            <text:p>2.0200</text:p>
          </table:table-cell>
          <table:table-cell table:style-name="ce17" office:value-type="float" office:value="-0.0507" calcext:value-type="float">
            <text:p>-0.0507</text:p>
          </table:table-cell>
          <table:table-cell table:style-name="ce17" office:value-type="float" office:value="0.1057" calcext:value-type="float">
            <text:p>0.1057</text:p>
          </table:table-cell>
          <table:table-cell office:value-type="float" office:value="0.79" calcext:value-type="float">
            <text:p>0.7900</text:p>
          </table:table-cell>
          <table:table-cell office:value-type="float" office:value="2.15" calcext:value-type="float">
            <text:p>2.1500</text:p>
          </table:table-cell>
          <table:table-cell office:value-type="float" office:value="-0.0502" calcext:value-type="float">
            <text:p>-0.0502</text:p>
          </table:table-cell>
          <table:table-cell office:value-type="float" office:value="0.0998" calcext:value-type="float">
            <text:p>0.0998</text:p>
          </table:table-cell>
          <table:table-cell table:style-name="ce5" table:formula="of:=([.F11]-[.B11])/[.F11]" office:value-type="float" office:value="-0.0126582278481013" calcext:value-type="float">
            <text:p>-0.0127</text:p>
          </table:table-cell>
          <table:table-cell table:formula="of:=([.G11]-[.C11])/[.G11]" office:value-type="float" office:value="0.0604651162790697" calcext:value-type="float">
            <text:p>0.0605</text:p>
          </table:table-cell>
          <table:table-cell table:formula="of:=([.H11]-[.D11])/[.H11]" office:value-type="float" office:value="-0.00996015936254981" calcext:value-type="float">
            <text:p>-0.0100</text:p>
          </table:table-cell>
          <table:table-cell table:formula="of:=([.I11]-[.E11])/[.I11]" office:value-type="float" office:value="-0.0591182364729459" calcext:value-type="float">
            <text:p>-0.0591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float" office:value="0.83" calcext:value-type="float">
            <text:p>0.8300</text:p>
          </table:table-cell>
          <table:table-cell office:value-type="float" office:value="1.97" calcext:value-type="float">
            <text:p>1.9700</text:p>
          </table:table-cell>
          <table:table-cell table:style-name="ce17" office:value-type="float" office:value="-0.0509" calcext:value-type="float">
            <text:p>-0.0509</text:p>
          </table:table-cell>
          <table:table-cell table:style-name="ce17" office:value-type="float" office:value="0.0753" calcext:value-type="float">
            <text:p>0.0753</text:p>
          </table:table-cell>
          <table:table-cell office:value-type="float" office:value="0.82" calcext:value-type="float">
            <text:p>0.8200</text:p>
          </table:table-cell>
          <table:table-cell office:value-type="float" office:value="2.15" calcext:value-type="float">
            <text:p>2.1500</text:p>
          </table:table-cell>
          <table:table-cell office:value-type="float" office:value="-0.0507" calcext:value-type="float">
            <text:p>-0.0507</text:p>
          </table:table-cell>
          <table:table-cell office:value-type="float" office:value="0.1005" calcext:value-type="float">
            <text:p>0.1005</text:p>
          </table:table-cell>
          <table:table-cell table:style-name="ce5" table:formula="of:=([.F12]-[.B12])/[.F12]" office:value-type="float" office:value="-0.0121951219512195" calcext:value-type="float">
            <text:p>-0.0122</text:p>
          </table:table-cell>
          <table:table-cell table:formula="of:=([.G12]-[.C12])/[.G12]" office:value-type="float" office:value="0.0837209302325581" calcext:value-type="float">
            <text:p>0.0837</text:p>
          </table:table-cell>
          <table:table-cell table:formula="of:=([.H12]-[.D12])/[.H12]" office:value-type="float" office:value="-0.00394477317554238" calcext:value-type="float">
            <text:p>-0.0039</text:p>
          </table:table-cell>
          <table:table-cell table:formula="of:=([.I12]-[.E12])/[.I12]" office:value-type="float" office:value="0.250746268656716" calcext:value-type="float">
            <text:p>0.2507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5" table:formula="of:=AVERAGE([.B3:.B12])" office:value-type="float" office:value="0.818" calcext:value-type="float">
            <text:p>0.8180</text:p>
          </table:table-cell>
          <table:table-cell table:style-name="ce5" table:formula="of:=AVERAGE([.C3:.C12])" office:value-type="float" office:value="2.055" calcext:value-type="float">
            <text:p>2.0550</text:p>
          </table:table-cell>
          <table:table-cell table:style-name="ce5" table:formula="of:=AVERAGE([.D3:.D12])" office:value-type="float" office:value="-0.04928" calcext:value-type="float">
            <text:p>-0.0493</text:p>
          </table:table-cell>
          <table:table-cell table:style-name="ce5" table:formula="of:=AVERAGE([.E3:.E12])" office:value-type="float" office:value="0.09083" calcext:value-type="float">
            <text:p>0.0908</text:p>
          </table:table-cell>
          <table:table-cell table:style-name="ce5" table:formula="of:=AVERAGE([.F3:.F12])" office:value-type="float" office:value="0.816" calcext:value-type="float">
            <text:p>0.8160</text:p>
          </table:table-cell>
          <table:table-cell table:style-name="ce5" table:formula="of:=AVERAGE([.G3:.G12])" office:value-type="float" office:value="2.329" calcext:value-type="float">
            <text:p>2.3290</text:p>
          </table:table-cell>
          <table:table-cell table:style-name="ce5" table:formula="of:=AVERAGE([.H3:.H12])" office:value-type="float" office:value="-0.05014" calcext:value-type="float">
            <text:p>-0.0501</text:p>
          </table:table-cell>
          <table:table-cell table:formula="of:=AVERAGE([.I3:.I12])" office:value-type="float" office:value="0.09904" calcext:value-type="float">
            <text:p>0.0990</text:p>
          </table:table-cell>
          <table:table-cell table:style-name="ce5" table:formula="of:=AVERAGE([.J3:.J12])" office:value-type="float" office:value="-0.00247251110946705" calcext:value-type="float">
            <text:p>-0.0025</text:p>
          </table:table-cell>
          <table:table-cell table:formula="of:=AVERAGE([.K3:.K12])" office:value-type="float" office:value="0.108128231202669" calcext:value-type="float">
            <text:p>0.1081</text:p>
          </table:table-cell>
          <table:table-cell table:formula="of:=AVERAGE([.L3:.L12])" office:value-type="float" office:value="0.0170047690969131" calcext:value-type="float">
            <text:p>0.0170</text:p>
          </table:table-cell>
          <table:table-cell table:formula="of:=AVERAGE([.M3:.M12])" office:value-type="float" office:value="0.0747916179599615" calcext:value-type="float">
            <text:p>0.074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5" table:formula="of:=STDEV([.B3:.B12])" office:value-type="float" office:value="0.0214993539954628" calcext:value-type="float">
            <text:p>0.0215</text:p>
          </table:table-cell>
          <table:table-cell table:style-name="ce5" table:formula="of:=STDEV([.C3:.C12])" office:value-type="float" office:value="0.447070712776203" calcext:value-type="float">
            <text:p>0.4471</text:p>
          </table:table-cell>
          <table:table-cell table:style-name="ce5" table:formula="of:=STDEV([.D3:.D12])" office:value-type="float" office:value="0.00298953731091173" calcext:value-type="float">
            <text:p>0.0030</text:p>
          </table:table-cell>
          <table:table-cell table:style-name="ce5" table:formula="of:=STDEV([.E3:.E12])" office:value-type="float" office:value="0.0230306583106567" calcext:value-type="float">
            <text:p>0.0230</text:p>
          </table:table-cell>
          <table:table-cell table:style-name="ce5" table:formula="of:=STDEV([.F3:.F12])" office:value-type="float" office:value="0.017763883459299" calcext:value-type="float">
            <text:p>0.0178</text:p>
          </table:table-cell>
          <table:table-cell table:style-name="ce5" table:formula="of:=STDEV([.G3:.G12])" office:value-type="float" office:value="0.604362841713854" calcext:value-type="float">
            <text:p>0.6044</text:p>
          </table:table-cell>
          <table:table-cell table:style-name="ce5" table:formula="of:=STDEV([.H3:.H12])" office:value-type="float" office:value="0.00138178628352337" calcext:value-type="float">
            <text:p>0.0014</text:p>
          </table:table-cell>
          <table:table-cell table:formula="of:=STDEV([.I3:.I12])" office:value-type="float" office:value="0.00750661930121232" calcext:value-type="float">
            <text:p>0.0075</text:p>
          </table:table-cell>
          <table:table-cell table:style-name="ce5" table:formula="of:=STDEV([.J3:.J12])" office:value-type="float" office:value="0.0161053165277086" calcext:value-type="float">
            <text:p>0.0161</text:p>
          </table:table-cell>
          <table:table-cell table:formula="of:=STDEV([.K3:.K12])" office:value-type="float" office:value="0.08075985697348" calcext:value-type="float">
            <text:p>0.0808</text:p>
          </table:table-cell>
          <table:table-cell table:formula="of:=STDEV([.L3:.L12])" office:value-type="float" office:value="0.0578643387713234" calcext:value-type="float">
            <text:p>0.0579</text:p>
          </table:table-cell>
          <table:table-cell table:formula="of:=STDEV([.M3:.M12])" office:value-type="float" office:value="0.264018602857228" calcext:value-type="float">
            <text:p>0.2640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13"/>
          <table:table-cell/>
          <table:table-cell table:style-name="Default"/>
          <table:table-cell table:number-columns-repeated="4"/>
        </table:table-row>
        <table:table-row table:style-name="ro1">
          <table:table-cell table:style-name="ce8" office:value-type="string" calcext:value-type="string" table:number-columns-spanned="4" table:number-rows-spanned="1">
            <text:p>convergence point</text:p>
          </table:table-cell>
          <table:covered-table-cell table:number-columns-repeated="3" table:style-name="ce11"/>
          <table:table-cell/>
          <table:table-cell table:style-name="ce21" office:value-type="string" calcext:value-type="string" table:number-columns-spanned="4" table:number-rows-spanned="1">
            <text:p>settling time</text:p>
          </table:table-cell>
          <table:covered-table-cell table:number-columns-repeated="3" table:style-name="ce14"/>
          <table:table-cell/>
          <table:table-cell table:style-name="ce21" office:value-type="string" calcext:value-type="string" table:number-columns-spanned="4" table:number-rows-spanned="1">
            <text:p>overshoot</text:p>
          </table:table-cell>
          <table:covered-table-cell table:number-columns-repeated="3" table:style-name="ce14"/>
          <table:table-cell/>
          <table:table-cell table:style-name="ce21" office:value-type="string" calcext:value-type="string" table:number-columns-spanned="4" table:number-rows-spanned="1">
            <text:p>steady-state error</text:p>
          </table:table-cell>
          <table:covered-table-cell table:style-name="ce11"/>
          <table:covered-table-cell table:number-columns-repeated="2" table:style-name="ce14"/>
        </table:table-row>
        <table:table-row table:style-name="ro1">
          <table:table-cell table:style-name="ce11" office:value-type="string" calcext:value-type="string">
            <text:p>id</text:p>
          </table:table-cell>
          <table:table-cell table:style-name="ce14" office:value-type="string" calcext:value-type="string">
            <text:p>parametric formula</text:p>
          </table:table-cell>
          <table:table-cell table:style-name="ce14" office:value-type="string" calcext:value-type="string">
            <text:p>monitored </text:p>
          </table:table-cell>
          <table:table-cell table:style-name="ce14" office:value-type="string" calcext:value-type="string">
            <text:p>error</text:p>
          </table:table-cell>
          <table:table-cell/>
          <table:table-cell table:style-name="ce11" office:value-type="string" calcext:value-type="string">
            <text:p>id</text:p>
          </table:table-cell>
          <table:table-cell table:style-name="ce14" office:value-type="string" calcext:value-type="string">
            <text:p>parametric formula</text:p>
          </table:table-cell>
          <table:table-cell table:style-name="ce14" office:value-type="string" calcext:value-type="string">
            <text:p>monitored </text:p>
          </table:table-cell>
          <table:table-cell table:style-name="ce14" office:value-type="string" calcext:value-type="string">
            <text:p>error</text:p>
          </table:table-cell>
          <table:table-cell/>
          <table:table-cell table:style-name="ce11" office:value-type="string" calcext:value-type="string">
            <text:p>id</text:p>
          </table:table-cell>
          <table:table-cell table:style-name="ce14" office:value-type="string" calcext:value-type="string">
            <text:p>parametric formula</text:p>
          </table:table-cell>
          <table:table-cell table:style-name="ce14" office:value-type="string" calcext:value-type="string">
            <text:p>monitored </text:p>
          </table:table-cell>
          <table:table-cell table:style-name="ce14" office:value-type="string" calcext:value-type="string">
            <text:p>error</text:p>
          </table:table-cell>
          <table:table-cell/>
          <table:table-cell table:style-name="ce11" office:value-type="string" calcext:value-type="string">
            <text:p>id</text:p>
          </table:table-cell>
          <table:table-cell table:style-name="ce14" office:value-type="string" calcext:value-type="string">
            <text:p>parametric formula</text:p>
          </table:table-cell>
          <table:table-cell table:style-name="ce14" office:value-type="string" calcext:value-type="string">
            <text:p>monitored </text:p>
          </table:table-cell>
          <table:table-cell table:style-name="ce14"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000</text:p>
          </table:table-cell>
          <table:table-cell office:value-type="float" office:value="0.81" calcext:value-type="float">
            <text:p>0.8100</text:p>
          </table:table-cell>
          <table:table-cell table:formula="of:=ABS(([.C18]-[.B18])/[.C18])" office:value-type="percentage" office:value="0.0123456790123457" calcext:value-type="percentage">
            <text:p>1.23%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2.14" calcext:value-type="float">
            <text:p>2.1400</text:p>
          </table:table-cell>
          <table:table-cell office:value-type="float" office:value="2.06" calcext:value-type="float">
            <text:p>2.0600</text:p>
          </table:table-cell>
          <table:table-cell table:style-name="ce20" table:formula="of:=ABS(([.H18]-[.G18])/[.H18])" office:value-type="percentage" office:value="0.0388349514563107" calcext:value-type="percentage">
            <text:p>3.88%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17" office:value-type="float" office:value="-0.0494" calcext:value-type="float">
            <text:p>-0.0494</text:p>
          </table:table-cell>
          <table:table-cell table:style-name="ce17" office:value-type="float" office:value="-0.0506" calcext:value-type="float">
            <text:p>-0.0506</text:p>
          </table:table-cell>
          <table:table-cell table:style-name="ce20" table:formula="of:=ABS(([.M18]-[.L18])/[.M18])" office:value-type="percentage" office:value="0.0237154150197628" calcext:value-type="percentage">
            <text:p>2.37%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17" office:value-type="float" office:value="0.113" calcext:value-type="float">
            <text:p>0.1130</text:p>
          </table:table-cell>
          <table:table-cell table:style-name="ce17" office:value-type="float" office:value="0.1048" calcext:value-type="float">
            <text:p>0.1048</text:p>
          </table:table-cell>
          <table:table-cell table:style-name="ce20" table:formula="of:=ABS(([.R18]-[.Q18])/[.R18])" office:value-type="percentage" office:value="0.0782442748091603" calcext:value-type="percentage">
            <text:p>7.82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000</text:p>
          </table:table-cell>
          <table:table-cell office:value-type="float" office:value="0.79" calcext:value-type="float">
            <text:p>0.7900</text:p>
          </table:table-cell>
          <table:table-cell table:formula="of:=ABS(([.C19]-[.B19])/[.C19])" office:value-type="percentage" office:value="0.0126582278481013" calcext:value-type="percentage">
            <text:p>1.27%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1.82" calcext:value-type="float">
            <text:p>1.8200</text:p>
          </table:table-cell>
          <table:table-cell office:value-type="float" office:value="1.93" calcext:value-type="float">
            <text:p>1.9300</text:p>
          </table:table-cell>
          <table:table-cell table:style-name="ce20" table:formula="of:=ABS(([.H19]-[.G19])/[.H19])" office:value-type="percentage" office:value="0.0569948186528498" calcext:value-type="percentage">
            <text:p>5.70%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17" office:value-type="float" office:value="-0.0502" calcext:value-type="float">
            <text:p>-0.0502</text:p>
          </table:table-cell>
          <table:table-cell table:style-name="ce17" office:value-type="float" office:value="-0.0515" calcext:value-type="float">
            <text:p>-0.0515</text:p>
          </table:table-cell>
          <table:table-cell table:style-name="ce20" table:formula="of:=ABS(([.M19]-[.L19])/[.M19])" office:value-type="percentage" office:value="0.025242718446602" calcext:value-type="percentage">
            <text:p>2.52%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17" office:value-type="float" office:value="0.1093" calcext:value-type="float">
            <text:p>0.1093</text:p>
          </table:table-cell>
          <table:table-cell table:style-name="ce17" office:value-type="float" office:value="0.1198" calcext:value-type="float">
            <text:p>0.1198</text:p>
          </table:table-cell>
          <table:table-cell table:style-name="ce20" table:formula="of:=ABS(([.R19]-[.Q19])/[.R19])" office:value-type="percentage" office:value="0.0876460767946577" calcext:value-type="percentage">
            <text:p>8.76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9" calcext:value-type="float">
            <text:p>0.7900</text:p>
          </table:table-cell>
          <table:table-cell office:value-type="float" office:value="0.82" calcext:value-type="float">
            <text:p>0.8200</text:p>
          </table:table-cell>
          <table:table-cell table:formula="of:=ABS(([.C20]-[.B20])/[.C20])" office:value-type="percentage" office:value="0.0365853658536586" calcext:value-type="percentage">
            <text:p>3.66%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office:value-type="float" office:value="1.76" calcext:value-type="float">
            <text:p>1.7600</text:p>
          </table:table-cell>
          <table:table-cell office:value-type="float" office:value="1.96" calcext:value-type="float">
            <text:p>1.9600</text:p>
          </table:table-cell>
          <table:table-cell table:style-name="ce20" table:formula="of:=ABS(([.H20]-[.G20])/[.H20])" office:value-type="percentage" office:value="0.102040816326531" calcext:value-type="percentage">
            <text:p>10.20%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17" office:value-type="float" office:value="-0.0506" calcext:value-type="float">
            <text:p>-0.0506</text:p>
          </table:table-cell>
          <table:table-cell table:style-name="ce17" office:value-type="float" office:value="-0.0503" calcext:value-type="float">
            <text:p>-0.0503</text:p>
          </table:table-cell>
          <table:table-cell table:style-name="ce20" table:formula="of:=ABS(([.M20]-[.L20])/[.M20])" office:value-type="percentage" office:value="0.00596421471172952" calcext:value-type="percentage">
            <text:p>0.60%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17" office:value-type="float" office:value="0.1258" calcext:value-type="float">
            <text:p>0.1258</text:p>
          </table:table-cell>
          <table:table-cell table:style-name="ce17" office:value-type="float" office:value="0.0866" calcext:value-type="float">
            <text:p>0.0866</text:p>
          </table:table-cell>
          <table:table-cell table:style-name="ce20" table:formula="of:=ABS(([.R20]-[.Q20])/[.R20])" office:value-type="percentage" office:value="0.452655889145496" calcext:value-type="percentage">
            <text:p>45.27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4" calcext:value-type="float">
            <text:p>0.8400</text:p>
          </table:table-cell>
          <table:table-cell office:value-type="float" office:value="0.83" calcext:value-type="float">
            <text:p>0.8300</text:p>
          </table:table-cell>
          <table:table-cell table:formula="of:=ABS(([.C21]-[.B21])/[.C21])" office:value-type="percentage" office:value="0.0120481927710842" calcext:value-type="percentage">
            <text:p>1.20%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office:value-type="float" office:value="1.91" calcext:value-type="float">
            <text:p>1.9100</text:p>
          </table:table-cell>
          <table:table-cell office:value-type="float" office:value="2.15" calcext:value-type="float">
            <text:p>2.1500</text:p>
          </table:table-cell>
          <table:table-cell table:style-name="ce20" table:formula="of:=ABS(([.H21]-[.G21])/[.H21])" office:value-type="percentage" office:value="0.111627906976744" calcext:value-type="percentage">
            <text:p>11.16%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17" office:value-type="float" office:value="-0.0504" calcext:value-type="float">
            <text:p>-0.0504</text:p>
          </table:table-cell>
          <table:table-cell table:style-name="ce17" office:value-type="float" office:value="-0.0507" calcext:value-type="float">
            <text:p>-0.0507</text:p>
          </table:table-cell>
          <table:table-cell table:style-name="ce20" table:formula="of:=ABS(([.M21]-[.L21])/[.M21])" office:value-type="percentage" office:value="0.00591715976331364" calcext:value-type="percentage">
            <text:p>0.59%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17" office:value-type="float" office:value="0.0674" calcext:value-type="float">
            <text:p>0.0674</text:p>
          </table:table-cell>
          <table:table-cell table:style-name="ce17" office:value-type="float" office:value="0.0776" calcext:value-type="float">
            <text:p>0.0776</text:p>
          </table:table-cell>
          <table:table-cell table:style-name="ce20" table:formula="of:=ABS(([.R21]-[.Q21])/[.R21])" office:value-type="percentage" office:value="0.131443298969072" calcext:value-type="percentage">
            <text:p>13.14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.8" calcext:value-type="float">
            <text:p>0.8000</text:p>
          </table:table-cell>
          <table:table-cell table:formula="of:=ABS(([.C22]-[.B22])/[.C22])" office:value-type="percentage" office:value="0" calcext:value-type="percentage">
            <text:p>0.00%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office:value-type="float" office:value="1.74" calcext:value-type="float">
            <text:p>1.7400</text:p>
          </table:table-cell>
          <table:table-cell office:value-type="float" office:value="1.92" calcext:value-type="float">
            <text:p>1.9200</text:p>
          </table:table-cell>
          <table:table-cell table:style-name="ce20" table:formula="of:=ABS(([.H22]-[.G22])/[.H22])" office:value-type="percentage" office:value="0.09375" calcext:value-type="percentage">
            <text:p>9.38%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17" office:value-type="float" office:value="-0.0497" calcext:value-type="float">
            <text:p>-0.0497</text:p>
          </table:table-cell>
          <table:table-cell table:style-name="ce17" office:value-type="float" office:value="-0.0515" calcext:value-type="float">
            <text:p>-0.0515</text:p>
          </table:table-cell>
          <table:table-cell table:style-name="ce20" table:formula="of:=ABS(([.M22]-[.L22])/[.M22])" office:value-type="percentage" office:value="0.0349514563106797" calcext:value-type="percentage">
            <text:p>3.50%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17" office:value-type="float" office:value="0.1058" calcext:value-type="float">
            <text:p>0.1058</text:p>
          </table:table-cell>
          <table:table-cell table:style-name="ce17" office:value-type="float" office:value="0.1152" calcext:value-type="float">
            <text:p>0.1152</text:p>
          </table:table-cell>
          <table:table-cell table:style-name="ce20" table:formula="of:=ABS(([.R22]-[.Q22])/[.R22])" office:value-type="percentage" office:value="0.0815972222222223" calcext:value-type="percentage">
            <text:p>8.16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4" calcext:value-type="float">
            <text:p>0.8400</text:p>
          </table:table-cell>
          <table:table-cell office:value-type="float" office:value="0.83" calcext:value-type="float">
            <text:p>0.8300</text:p>
          </table:table-cell>
          <table:table-cell table:formula="of:=ABS(([.C23]-[.B23])/[.C23])" office:value-type="percentage" office:value="0.0120481927710842" calcext:value-type="percentage">
            <text:p>1.20%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office:value-type="float" office:value="3.28" calcext:value-type="float">
            <text:p>3.2800</text:p>
          </table:table-cell>
          <table:table-cell office:value-type="float" office:value="3.93" calcext:value-type="float">
            <text:p>3.9300</text:p>
          </table:table-cell>
          <table:table-cell table:style-name="ce20" table:formula="of:=ABS(([.H23]-[.G23])/[.H23])" office:value-type="percentage" office:value="0.165394402035623" calcext:value-type="percentage">
            <text:p>16.54%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17" office:value-type="float" office:value="-0.0409" calcext:value-type="float">
            <text:p>-0.0409</text:p>
          </table:table-cell>
          <table:table-cell table:style-name="ce17" office:value-type="float" office:value="-0.0485" calcext:value-type="float">
            <text:p>-0.0485</text:p>
          </table:table-cell>
          <table:table-cell table:style-name="ce20" table:formula="of:=ABS(([.M23]-[.L23])/[.M23])" office:value-type="percentage" office:value="0.156701030927835" calcext:value-type="percentage">
            <text:p>15.67%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17" office:value-type="float" office:value="0.0698" calcext:value-type="float">
            <text:p>0.0698</text:p>
          </table:table-cell>
          <table:table-cell table:style-name="ce17" office:value-type="float" office:value="0.0759" calcext:value-type="float">
            <text:p>0.0759</text:p>
          </table:table-cell>
          <table:table-cell table:style-name="ce20" table:formula="of:=ABS(([.R23]-[.Q23])/[.R23])" office:value-type="percentage" office:value="0.0803689064558631" calcext:value-type="percentage">
            <text:p>8.04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.84" calcext:value-type="float">
            <text:p>0.8400</text:p>
          </table:table-cell>
          <table:table-cell table:formula="of:=ABS(([.C24]-[.B24])/[.C24])" office:value-type="percentage" office:value="0" calcext:value-type="percentage">
            <text:p>0.00%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office:value-type="float" office:value="1.95" calcext:value-type="float">
            <text:p>1.9500</text:p>
          </table:table-cell>
          <table:table-cell office:value-type="float" office:value="2.42" calcext:value-type="float">
            <text:p>2.4200</text:p>
          </table:table-cell>
          <table:table-cell table:style-name="ce20" table:formula="of:=ABS(([.H24]-[.G24])/[.H24])" office:value-type="percentage" office:value="0.194214876033058" calcext:value-type="percentage">
            <text:p>19.42%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17" office:value-type="float" office:value="-0.0495" calcext:value-type="float">
            <text:p>-0.0495</text:p>
          </table:table-cell>
          <table:table-cell table:style-name="ce17" office:value-type="float" office:value="-0.0504" calcext:value-type="float">
            <text:p>-0.0504</text:p>
          </table:table-cell>
          <table:table-cell table:style-name="ce20" table:formula="of:=ABS(([.M24]-[.L24])/[.M24])" office:value-type="percentage" office:value="0.0178571428571428" calcext:value-type="percentage">
            <text:p>1.79%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17" office:value-type="float" office:value="0.0662" calcext:value-type="float">
            <text:p>0.0662</text:p>
          </table:table-cell>
          <table:table-cell table:style-name="ce17" office:value-type="float" office:value="0.0684" calcext:value-type="float">
            <text:p>0.0684</text:p>
          </table:table-cell>
          <table:table-cell table:style-name="ce20" table:formula="of:=ABS(([.R24]-[.Q24])/[.R24])" office:value-type="percentage" office:value="0.0321637426900584" calcext:value-type="percentage">
            <text:p>3.22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4" calcext:value-type="float">
            <text:p>0.8400</text:p>
          </table:table-cell>
          <table:table-cell office:value-type="float" office:value="0.83" calcext:value-type="float">
            <text:p>0.8300</text:p>
          </table:table-cell>
          <table:table-cell table:formula="of:=ABS(([.C25]-[.B25])/[.C25])" office:value-type="percentage" office:value="0.0120481927710842" calcext:value-type="percentage">
            <text:p>1.20%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office:value-type="float" office:value="1.96" calcext:value-type="float">
            <text:p>1.9600</text:p>
          </table:table-cell>
          <table:table-cell office:value-type="float" office:value="2.62" calcext:value-type="float">
            <text:p>2.6200</text:p>
          </table:table-cell>
          <table:table-cell table:style-name="ce20" table:formula="of:=ABS(([.H25]-[.G25])/[.H25])" office:value-type="percentage" office:value="0.251908396946565" calcext:value-type="percentage">
            <text:p>25.19%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17" office:value-type="float" office:value="-0.0505" calcext:value-type="float">
            <text:p>-0.0505</text:p>
          </table:table-cell>
          <table:table-cell table:style-name="ce17" office:value-type="float" office:value="-0.047" calcext:value-type="float">
            <text:p>-0.0470</text:p>
          </table:table-cell>
          <table:table-cell table:style-name="ce20" table:formula="of:=ABS(([.M25]-[.L25])/[.M25])" office:value-type="percentage" office:value="0.074468085106383" calcext:value-type="percentage">
            <text:p>7.45%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17" office:value-type="float" office:value="0.07" calcext:value-type="float">
            <text:p>0.0700</text:p>
          </table:table-cell>
          <table:table-cell table:style-name="ce17" office:value-type="float" office:value="0.0768" calcext:value-type="float">
            <text:p>0.0768</text:p>
          </table:table-cell>
          <table:table-cell table:style-name="ce20" table:formula="of:=ABS(([.R25]-[.Q25])/[.R25])" office:value-type="percentage" office:value="0.0885416666666667" calcext:value-type="percentage">
            <text:p>8.85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000</text:p>
          </table:table-cell>
          <table:table-cell office:value-type="float" office:value="0.79" calcext:value-type="float">
            <text:p>0.7900</text:p>
          </table:table-cell>
          <table:table-cell table:formula="of:=ABS(([.C26]-[.B26])/[.C26])" office:value-type="percentage" office:value="0.0126582278481013" calcext:value-type="percentage">
            <text:p>1.27%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office:value-type="float" office:value="2.02" calcext:value-type="float">
            <text:p>2.0200</text:p>
          </table:table-cell>
          <table:table-cell office:value-type="float" office:value="2.15" calcext:value-type="float">
            <text:p>2.1500</text:p>
          </table:table-cell>
          <table:table-cell table:style-name="ce20" table:formula="of:=ABS(([.H26]-[.G26])/[.H26])" office:value-type="percentage" office:value="0.0604651162790697" calcext:value-type="percentage">
            <text:p>6.05%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17" office:value-type="float" office:value="-0.0507" calcext:value-type="float">
            <text:p>-0.0507</text:p>
          </table:table-cell>
          <table:table-cell table:style-name="ce17" office:value-type="float" office:value="-0.0502" calcext:value-type="float">
            <text:p>-0.0502</text:p>
          </table:table-cell>
          <table:table-cell table:style-name="ce20" table:formula="of:=ABS(([.M26]-[.L26])/[.M26])" office:value-type="percentage" office:value="0.00996015936254981" calcext:value-type="percentage">
            <text:p>1.00%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17" office:value-type="float" office:value="0.1057" calcext:value-type="float">
            <text:p>0.1057</text:p>
          </table:table-cell>
          <table:table-cell table:style-name="ce17" office:value-type="float" office:value="0.1235" calcext:value-type="float">
            <text:p>0.1235</text:p>
          </table:table-cell>
          <table:table-cell table:style-name="ce20" table:formula="of:=ABS(([.R26]-[.Q26])/[.R26])" office:value-type="percentage" office:value="0.144129554655871" calcext:value-type="percentage">
            <text:p>14.41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3" calcext:value-type="float">
            <text:p>0.8300</text:p>
          </table:table-cell>
          <table:table-cell office:value-type="float" office:value="0.82" calcext:value-type="float">
            <text:p>0.8200</text:p>
          </table:table-cell>
          <table:table-cell table:formula="of:=ABS(([.C27]-[.B27])/[.C27])" office:value-type="percentage" office:value="0.0121951219512195" calcext:value-type="percentage">
            <text:p>1.22%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float" office:value="1.97" calcext:value-type="float">
            <text:p>1.9700</text:p>
          </table:table-cell>
          <table:table-cell office:value-type="float" office:value="2.15" calcext:value-type="float">
            <text:p>2.1500</text:p>
          </table:table-cell>
          <table:table-cell table:style-name="ce17" table:formula="of:=ABS(([.H27]-[.G27])/[.H27])" office:value-type="float" office:value="0.0837209302325581" calcext:value-type="float">
            <text:p>0.0837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17" office:value-type="float" office:value="-0.0509" calcext:value-type="float">
            <text:p>-0.0509</text:p>
          </table:table-cell>
          <table:table-cell table:style-name="ce17" office:value-type="float" office:value="-0.0507" calcext:value-type="float">
            <text:p>-0.0507</text:p>
          </table:table-cell>
          <table:table-cell table:style-name="ce20" table:formula="of:=ABS(([.M27]-[.L27])/[.M27])" office:value-type="percentage" office:value="0.00394477317554238" calcext:value-type="percentage">
            <text:p>0.39%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17" office:value-type="float" office:value="0.0753" calcext:value-type="float">
            <text:p>0.0753</text:p>
          </table:table-cell>
          <table:table-cell table:style-name="ce17" office:value-type="float" office:value="0.0856" calcext:value-type="float">
            <text:p>0.0856</text:p>
          </table:table-cell>
          <table:table-cell table:style-name="ce20" table:formula="of:=ABS(([.R27]-[.Q27])/[.R27])" office:value-type="percentage" office:value="0.120327102803738" calcext:value-type="percentage">
            <text:p>12.03%</text:p>
          </table:table-cell>
        </table:table-row>
        <table:table-row table:style-name="ro1">
          <table:table-cell table:style-name="ce12" table:number-columns-repeated="4"/>
          <table:table-cell/>
          <table:table-cell table:style-name="ce12" table:number-columns-repeated="4"/>
          <table:table-cell/>
          <table:table-cell table:style-name="ce12" table:number-columns-repeated="4"/>
          <table:table-cell/>
          <table:table-cell table:style-name="ce12" table:number-columns-repeated="4"/>
        </table:table-row>
        <table:table-row table:style-name="ro1">
          <table:table-cell table:style-name="ce13"/>
          <table:table-cell table:style-name="ce11" office:value-type="string" calcext:value-type="string">
            <text:p>parametric formula</text:p>
          </table:table-cell>
          <table:table-cell table:style-name="ce11" office:value-type="string" calcext:value-type="string">
            <text:p>monitored </text:p>
          </table:table-cell>
          <table:table-cell table:style-name="ce11" office:value-type="string" calcext:value-type="string">
            <text:p>error</text:p>
          </table:table-cell>
          <table:table-cell/>
          <table:table-cell table:style-name="ce13"/>
          <table:table-cell table:style-name="ce11" office:value-type="string" calcext:value-type="string">
            <text:p>parametric formula</text:p>
          </table:table-cell>
          <table:table-cell table:style-name="ce11" office:value-type="string" calcext:value-type="string">
            <text:p>monitored </text:p>
          </table:table-cell>
          <table:table-cell table:style-name="ce11" office:value-type="string" calcext:value-type="string">
            <text:p>error</text:p>
          </table:table-cell>
          <table:table-cell/>
          <table:table-cell table:style-name="ce13"/>
          <table:table-cell table:style-name="ce11" office:value-type="string" calcext:value-type="string">
            <text:p>parametric formula</text:p>
          </table:table-cell>
          <table:table-cell table:style-name="ce11" office:value-type="string" calcext:value-type="string">
            <text:p>monitored </text:p>
          </table:table-cell>
          <table:table-cell table:style-name="ce11" office:value-type="string" calcext:value-type="string">
            <text:p>error</text:p>
          </table:table-cell>
          <table:table-cell/>
          <table:table-cell table:style-name="ce13"/>
          <table:table-cell table:style-name="ce11" office:value-type="string" calcext:value-type="string">
            <text:p>parametric formula</text:p>
          </table:table-cell>
          <table:table-cell table:style-name="ce11" office:value-type="string" calcext:value-type="string">
            <text:p>monitored </text:p>
          </table:table-cell>
          <table:table-cell table:style-name="ce11" office:value-type="string" calcext:value-type="string">
            <text:p>error</text:p>
          </table:table-cell>
        </table:table-row>
        <table:table-row table:style-name="ro1">
          <table:table-cell table:style-name="ce14" office:value-type="string" calcext:value-type="string">
            <text:p>avg</text:p>
          </table:table-cell>
          <table:table-cell table:style-name="ce19" table:formula="of:=AVERAGE([.B18:.B27])" office:value-type="float" office:value="0.818" calcext:value-type="float">
            <text:p>0.8180</text:p>
          </table:table-cell>
          <table:table-cell table:style-name="ce19" table:formula="of:=AVERAGE([.C18:.C27])" office:value-type="float" office:value="0.816" calcext:value-type="float">
            <text:p>0.8160</text:p>
          </table:table-cell>
          <table:table-cell table:formula="of:=ABS(([.C30]-[.B30])/[.C30])" office:value-type="percentage" office:value="0.00245098039215673" calcext:value-type="percentage">
            <text:p>0.25%</text:p>
          </table:table-cell>
          <table:table-cell/>
          <table:table-cell table:style-name="ce14" office:value-type="string" calcext:value-type="string">
            <text:p>avg</text:p>
          </table:table-cell>
          <table:table-cell table:style-name="ce19" table:formula="of:=AVERAGE([.G18:.G27])" office:value-type="float" office:value="2.055" calcext:value-type="float">
            <text:p>2.0550</text:p>
          </table:table-cell>
          <table:table-cell table:style-name="ce19" table:formula="of:=AVERAGE([.H18:.H27])" office:value-type="float" office:value="2.329" calcext:value-type="float">
            <text:p>2.3290</text:p>
          </table:table-cell>
          <table:table-cell table:style-name="ce20" table:formula="of:=ABS(([.H30]-[.G30])/[.H30])" office:value-type="percentage" office:value="0.117647058823529" calcext:value-type="percentage">
            <text:p>11.76%</text:p>
          </table:table-cell>
          <table:table-cell/>
          <table:table-cell table:style-name="ce14" office:value-type="string" calcext:value-type="string">
            <text:p>avg</text:p>
          </table:table-cell>
          <table:table-cell table:style-name="ce19" table:formula="of:=AVERAGE([.L18:.L27])" office:value-type="float" office:value="-0.04928" calcext:value-type="float">
            <text:p>-0.0493</text:p>
          </table:table-cell>
          <table:table-cell table:style-name="ce19" table:formula="of:=AVERAGE([.M18:.M27])" office:value-type="float" office:value="-0.05014" calcext:value-type="float">
            <text:p>-0.0501</text:p>
          </table:table-cell>
          <table:table-cell table:style-name="ce20" table:formula="of:=ABS(([.M30]-[.L30])/[.M30])" office:value-type="percentage" office:value="0.0171519744714798" calcext:value-type="percentage">
            <text:p>1.72%</text:p>
          </table:table-cell>
          <table:table-cell/>
          <table:table-cell table:style-name="ce14" office:value-type="string" calcext:value-type="string">
            <text:p>avg</text:p>
          </table:table-cell>
          <table:table-cell table:style-name="ce19" table:formula="of:=AVERAGE([.Q18:.Q27])" office:value-type="float" office:value="0.09083" calcext:value-type="float">
            <text:p>0.0908</text:p>
          </table:table-cell>
          <table:table-cell table:style-name="ce19" table:formula="of:=AVERAGE([.R18:.R27])" office:value-type="float" office:value="0.09342" calcext:value-type="float">
            <text:p>0.0934</text:p>
          </table:table-cell>
          <table:table-cell table:style-name="ce20" table:formula="of:=ABS(([.R30]-[.Q30])/[.R30])" office:value-type="percentage" office:value="0.0277242560479556" calcext:value-type="percentage">
            <text:p>2.77%</text:p>
          </table:table-cell>
        </table:table-row>
        <table:table-row table:style-name="ro1">
          <table:table-cell table:style-name="ce14" office:value-type="string" calcext:value-type="string">
            <text:p>stdev</text:p>
          </table:table-cell>
          <table:table-cell table:style-name="ce19" table:formula="of:=STDEV([.B18:.B27])" office:value-type="float" office:value="0.0214993539954628" calcext:value-type="float">
            <text:p>0.0215</text:p>
          </table:table-cell>
          <table:table-cell table:style-name="ce19" table:formula="of:=STDEV([.C18:.C27])" office:value-type="float" office:value="0.017763883459299" calcext:value-type="float">
            <text:p>0.0178</text:p>
          </table:table-cell>
          <table:table-cell table:formula="of:=ABS(([.C31]-[.B31])/[.C31])" office:value-type="percentage" office:value="0.21028456670089" calcext:value-type="percentage">
            <text:p>21.03%</text:p>
          </table:table-cell>
          <table:table-cell/>
          <table:table-cell table:style-name="ce14" office:value-type="string" calcext:value-type="string">
            <text:p>stdev</text:p>
          </table:table-cell>
          <table:table-cell table:style-name="ce19" table:formula="of:=STDEV([.G18:.G27])" office:value-type="float" office:value="0.447070712776203" calcext:value-type="float">
            <text:p>0.4471</text:p>
          </table:table-cell>
          <table:table-cell table:style-name="ce19" table:formula="of:=STDEV([.H18:.H27])" office:value-type="float" office:value="0.604362841713854" calcext:value-type="float">
            <text:p>0.6044</text:p>
          </table:table-cell>
          <table:table-cell table:style-name="ce20" table:formula="of:=ABS(([.H31]-[.G31])/[.H31])" office:value-type="percentage" office:value="0.260261085032298" calcext:value-type="percentage">
            <text:p>26.03%</text:p>
          </table:table-cell>
          <table:table-cell/>
          <table:table-cell table:style-name="ce14" office:value-type="string" calcext:value-type="string">
            <text:p>stdev</text:p>
          </table:table-cell>
          <table:table-cell table:style-name="ce19" table:formula="of:=STDEV([.L18:.L27])" office:value-type="float" office:value="0.00298953731091173" calcext:value-type="float">
            <text:p>0.0030</text:p>
          </table:table-cell>
          <table:table-cell table:style-name="ce19" table:formula="of:=STDEV([.M18:.M27])" office:value-type="float" office:value="0.00138178628352337" calcext:value-type="float">
            <text:p>0.0014</text:p>
          </table:table-cell>
          <table:table-cell table:style-name="ce20" table:formula="of:=ABS(([.M31]-[.L31])/[.M31])" office:value-type="percentage" office:value="1.16353089226563" calcext:value-type="percentage">
            <text:p>116.35%</text:p>
          </table:table-cell>
          <table:table-cell/>
          <table:table-cell table:style-name="ce14" office:value-type="string" calcext:value-type="string">
            <text:p>stdev</text:p>
          </table:table-cell>
          <table:table-cell table:style-name="ce19" table:formula="of:=STDEV([.Q18:.Q27])" office:value-type="float" office:value="0.0230306583106567" calcext:value-type="float">
            <text:p>0.0230</text:p>
          </table:table-cell>
          <table:table-cell table:style-name="ce19" table:formula="of:=STDEV([.R18:.R27])" office:value-type="float" office:value="0.0204713783935849" calcext:value-type="float">
            <text:p>0.0205</text:p>
          </table:table-cell>
          <table:table-cell table:style-name="ce20" table:formula="of:=ABS(([.R31]-[.Q31])/[.R31])" office:value-type="percentage" office:value="0.125017469164356" calcext:value-type="percentage">
            <text:p>12.50%</text:p>
          </table:table-cell>
        </table:table-row>
        <table:table-row table:style-name="ro1">
          <table:table-cell table:style-name="ce12" table:number-columns-repeated="4"/>
          <table:table-cell/>
          <table:table-cell table:style-name="ce12" table:number-columns-repeated="4"/>
          <table:table-cell/>
          <table:table-cell table:style-name="ce12" table:number-columns-repeated="4"/>
          <table:table-cell/>
          <table:table-cell table:style-name="ce12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6" loext:min-decimal-places="16" number:min-integer-digits="1"/>
    </number:number-style>
    <number:number-style style:name="N108">
      <number:number number:decimal-places="15" loext:min-decimal-places="15" number:min-integer-digits="1"/>
    </number:number-style>
    <number:number-style style:name="N10121" number:language="en" number:country="US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8">00/00/0000</text:date>, <text:time style:data-style-name="N2" text:time-value="19:21:06.2493681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18:29:23.988335771</meta:creation-date>
    <dc:date>2019-09-28T21:41:07.559060358</dc:date>
    <meta:editing-duration>PT5H11M4S</meta:editing-duration>
    <meta:editing-cycles>6</meta:editing-cycles>
    <meta:generator>LibreOffice/6.0.7.3$Linux_X86_64 LibreOffice_project/00m0$Build-3</meta:generator>
    <meta:document-statistic meta:table-count="1" meta:cell-count="396" meta:object-count="0"/>
  </office:meta>
</office:document-meta>
</file>